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performance computing (HPC) is generally referred to as an aspect of super computing where grids of processors are utilized to build a system capable of enormous processing power. Applications of HPC can be found in weather modeling, drug development,and ﬁnancial forecasting. HPC is most effective in computing either “embarrassingly parallel” or “deeply parallel” problems. Embarrassingly parallel problems, like the aforementioned SETI@Home project, are where a massive amount of data can be broken up in any number of ways, and to which analysis is applied. Deeply parallel problems are those where most of the calculations in a problem are integrated with another part of the process either as an input or a potential side effect. Deeply parallel problems are often referred to as non-linear and the problems often take on a hierarchical structure. HPC is essential for both embarrassingly parallel and deeply parallel tasks as the processing of data quickly is of upmost importance. High performance computing is often measured in terms of ﬂoating-point operations 1 per second, and is used in an environment where every second counts.</text:p>
      <text:p text:style-name="P1">High throughput computing (HTC) is very similar to high performance computing but its goals are slightly different. Instead of processing being intensely done over very short intense periods of time, processing is done over very long periods of time and as such, HTC is measured in terms of ﬂoating-point operations per year. This type of computing is particularly of use to scientists, engineers and researchers who are looking at what they can accomplish over N months/years instead of over N days.</text:p>
      <text:p text:style-name="P1">Cluster computing came about as a response to the ridiculous price of supercomputing. Clusters run on freely available software, and usually on free operating systems such as FreeBSD, or Linux. There is some overlap between cluster computing and HPC as they both share similar outcomes in their goals to create a supercomputer that can be used for massively parallel applications, however HPC is geared around the creation of a highly customized supercomputer, whereas cluster computing is geared towards the creation of a supercomputer through the use of publicly available hardware components. Clusters are made up of individual computers, each of which is called a node. Technically each computer in an ofﬁce could act as a node, but in a true clustering environment, nodes would consist of dedicated machines which are interconnected through a ﬁber optic, or gigabit ethernet cable. The explosion in the speed of microprocessors over the last few years has really made cluster computing a reality.</text:p>
      <text:p text:style-name="P1">With the sudden growth in both the size and speed of the internet, the availability of computing power available to researchers has risen exponentially. The type of computing power discussed here is not the power of large supercomputers, or even interwoven net- works of high performance clusters, rather, it is the power of the home computer, and is known as the ﬁeld of internet computing. Internet computing occurs where jobs are par- allel enough that they can be broken down into individual tasks, but instead of being dis- tributed between hundreds of processors on a giant mainframe or cluster, they are dis- tributed to clients all over the world via the internet. The basic theory behind internet computing is that it empowers individuals who own computers and are connected to the internet to donate their computers to any compute-intensive project. Users can download a lightweight client which will periodically connect to a centralized server to download data and begin new tasks, or to upload data, and ﬁnish old tasks. The central server in this manner is not only responsible for providing clients with uploads and downloads, but it also is responsible for gathering and compiling the data returned from these clients into a result. Internet computing has become a very powerful way to acquire a vast amount of computational power, but it does have certain limitations and constraints. The market for freely available computational power is potentially massive, however, a large majority of home users do not choose to allow their computers to work on such projects nor are they aware that such programs exist, and many projects which have poorly deﬁned goals, or require complex setup and installation instructions will ﬁnd that the amount of users they can gather will be relatively small. If internet computing was to be used for small to me- dium scale research projects, the results would not be nearly as efﬁcient as they might be within the conﬁnes of a dedicated grid. However, with a large scale research project and solid project goals, this form of computing deﬁnitely has gross computational advantages over the long term especially since it is essentially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l" fo:country="G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George Barelas</meta:initial-creator>
    <meta:creation-date>2007-05-21T16:00:41</meta:creation-date>
    <dc:creator>George Barelas</dc:creator>
    <dc:date>2007-05-21T16:02:03</dc:date>
    <dc:language>el-GR</dc:language>
    <meta:editing-cycles>2</meta:editing-cycles>
    <meta:editing-duration>PT1M23S</meta:editing-duration>
    <meta:user-defined meta:name="Info 1"/>
    <meta:user-defined meta:name="Info 2"/>
    <meta:user-defined meta:name="Info 3"/>
    <meta:user-defined meta:name="Info 4"/>
    <meta:document-statistic meta:table-count="0" meta:image-count="0" meta:object-count="0" meta:page-count="2" meta:paragraph-count="4" meta:word-count="789" meta:character-count="4837"/>
  </office:meta>
</office:document-meta>
</file>